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Pictures/100003DA000001DF000001C9D0FB3633.svg" manifest:media-type="image/svg+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43in"/>
    </style:style>
    <style:style style:name="co2" style:family="table-column">
      <style:table-column-properties fo:break-before="auto" style:column-width="1.9811in"/>
    </style:style>
    <style:style style:name="ro1" style:family="table-row">
      <style:table-row-properties style:row-height="0.288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DejaVu Sans Condensed" fo:font-size="14pt" style:font-size-asian="14pt" style:font-size-complex="14pt"/>
    </style:style>
    <style:style style:name="ce2" style:family="table-cell" style:parent-style-name="Default">
      <style:table-cell-properties fo:background-color="#ffff99" style:text-align-source="fix" style:repeat-content="false"/>
      <style:paragraph-properties fo:text-align="center" fo:margin-left="0in"/>
      <style:text-properties style:font-name="DejaVu Sans Condensed" fo:font-size="14pt" style:font-size-asian="14pt" style:font-size-complex="14p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color="#000000" draw:fill="solid" draw:fill-color="#ffffff" fo:min-height="7.7681in"/>
    </style:style>
    <style:style style:name="P1" style:family="paragraph">
      <style:paragraph-properties fo:text-align="center"/>
    </style:style>
    <style:style style:name="P2" style:family="paragraph">
      <style:paragraph-properties fo:line-height="150%" fo:text-align="end" style:writing-mode="rl-tb"/>
      <style:text-properties fo:font-size="18pt" fo:font-weight="bold" style:font-size-asian="18pt" style:font-weight-asian="bold" style:font-family-complex="'B Nazanin'" style:font-pitch-complex="variable" style:font-size-complex="18pt" style:font-weight-complex="bold"/>
    </style:style>
    <style:style style:name="P3" style:family="paragraph">
      <style:paragraph-properties fo:line-height="150%" fo:text-align="end" style:writing-mode="rl-tb"/>
      <style:text-properties fo:font-family="'B Farnaz'" style:font-pitch="variable" fo:font-size="18pt" fo:font-weight="bold" style:font-size-asian="18pt" style:font-weight-asian="bold" style:font-family-complex="'B Nazanin'" style:font-pitch-complex="variable" style:font-size-complex="18pt" style:font-weight-complex="bold"/>
    </style:style>
    <style:style style:name="T1" style:family="text">
      <style:text-properties fo:font-family="'B Farnaz'" style:font-pitch="variable" fo:font-size="18pt" fo:font-weight="bold" style:font-size-asian="18pt" style:font-weight-asian="bold" style:font-family-complex="'B Nazanin'" style:font-pitch-complex="variable" style:font-size-complex="18pt" style:font-weight-complex="bold"/>
    </style:style>
    <style:style style:name="T2" style:family="text">
      <style:text-properties fo:font-family="'B Farnaz'" style:font-pitch="variable" fo:font-size="18pt" style:text-underline-style="solid" style:text-underline-width="auto" style:text-underline-color="font-color" fo:font-weight="bold" style:font-size-asian="18pt" style:font-weight-asian="bold" style:font-family-complex="'B Nazanin'" style:font-pitch-complex="variable" style:font-size-complex="18pt"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Sheet1" table:style-name="ta1">
        <table:shapes>
          <draw:frame draw:z-index="0" draw:style-name="gr1" draw:text-style-name="P1" svg:width="6.2988in" svg:height="3.5429in" svg:x="3.298in" svg:y="5.0898in">
            <draw:object draw:notify-on-update-of-ranges="Sheet1.A18:Sheet1.A18 Sheet1.A19:Sheet1.A22 Sheet1.B18:Sheet1.B18 Sheet1.B19:Sheet1.B22" xlink:href="./Object 1" xlink:type="simple" xlink:show="embed" xlink:actuate="onLoad"/>
            <draw:image xlink:href="./ObjectReplacements/Object 1" xlink:type="simple" xlink:show="embed" xlink:actuate="onLoad"/>
          </draw:frame>
          <draw:frame draw:z-index="1" draw:style-name="gr2" draw:text-style-name="P3" svg:width="7.437in" svg:height="7.7681in" svg:x="9.8213in" svg:y="0.302in">
            <draw:text-box>
              <text:p text:style-name="P2"><text:span text:style-name="T1">تحلیل برنامه: (مرحله </text:span><text:span text:style-name="T1">۲</text:span><text:span text:style-name="T1">)</text:span></text:p>
              <text:p text:style-name="P2"><text:span text:style-name="T1"/></text:p>
              <text:p text:style-name="P2"><text:span text:style-name="T1">۱</text:span><text:span text:style-name="T1">. تبدیل مدل سریال ضرب ماتریس ها به مدل پارالل </text:span><text:span text:style-name="T1">open mp</text:span><text:span text:style-name="T1"> تنها با اضافه کردن </text:span><text:span text:style-name="T2">سه</text:span><text:span text:style-name="T1"> خط به کد برنامه و اضافه کردن یک فلگ به دستور کامپایل امکان پذیر است.</text:span></text:p>
              <text:p text:style-name="P2"><text:span text:style-name="T1">۲</text:span><text:span text:style-name="T1">. در مدل </text:span><text:span text:style-name="T1">omp</text:span><text:span text:style-name="T1"> برنامه، بهینه ترین روش، استفاده از </text:span><text:span text:style-name="T1">for</text:span><text:span text:style-name="T1"> موازی در تابع ضرب است. حالت دیگر </text:span><text:span text:style-name="T1">task</text:span><text:span text:style-name="T1"> بود که کد برنامه خیلی تغییر می کند.</text:span></text:p>
              <text:p text:style-name="P2"><text:span text:style-name="T1">۳</text:span><text:span text:style-name="T1">. در </text:span><text:span text:style-name="T1">directive</text:span><text:span text:style-name="T1"> دستور </text:span><text:span text:style-name="T1">for</text:span><text:span text:style-name="T1"> تمام حالت های </text:span><text:span text:style-name="T1">scheduling</text:span><text:span text:style-name="T1"> ارزیابی شدند که به این علت که عملیات درون </text:span><text:span text:style-name="T1">for</text:span><text:span text:style-name="T1"> کاملا همریخت هستند، تغییر محسوسی در زمان عملیات مشاهده نشد. البته انتظار می رود روش </text:span><text:span text:style-name="T1">guided</text:span><text:span text:style-name="T1"> بهترین کارایی را (شاید در ماتریس های خیلی بزرگ تر) داشته باشد.</text:span></text:p>
              <text:p text:style-name="P2"><text:span text:style-name="T1">۴</text:span><text:span text:style-name="T1">. نیازی به تعریف </text:span><text:span text:style-name="T1">private</text:span><text:span text:style-name="T1"> بودن متغیر ها نیست چون این کار به صورت پیش فرض انجام می شود. همچنین هیچ </text:span><text:span text:style-name="T1">data race</text:span><text:span text:style-name="T1"> و یا </text:span><text:span text:style-name="T1">false sharing</text:span><text:span text:style-name="T1"> وجود ندارد. البته شاید بتوان </text:span><text:span text:style-name="T1">cache miss</text:span><text:span text:style-name="T1"> را کمی کاهش داد که </text:span><text:span text:style-name="T1">detect</text:span><text:span text:style-name="T1"> کردن این موضوع بسیار دشوار است.</text:span></text:p>
              <text:p text:style-name="P2"><text:span text:style-name="T1">۵</text:span><text:span text:style-name="T1">.</text:span><text:span text:style-name="T1">speed up</text:span><text:span text:style-name="T1"> کسب شده خطی است و فقط در </text:span><text:span text:style-name="T1">۸</text:span><text:span text:style-name="T1"> </text:span><text:span text:style-name="T1">thread</text:span><text:span text:style-name="T1"> به دلیل وجود </text:span><text:span text:style-name="T1">۴</text:span><text:span text:style-name="T1"> هسته فیزیکی تنها حدود </text:span><text:span text:style-name="T1">۰/۱</text:span><text:span text:style-name="T1"> <text:s/>ثانیه سرعت محاسبات کاهش یافت</text:span></text:p>
              <text:p text:style-name="P2"><text:span text:style-name="T1"/></text:p>
            </draw:text-box>
          </draw:frame>
          <draw:frame draw:z-index="2" draw:style-name="gr2" draw:text-style-name="P3" svg:width="7.437in" svg:height="10.8429in" svg:x="9.8705in" svg:y="8.5917in">
            <draw:text-box>
              <text:p text:style-name="P2"><text:span text:style-name="T1">تحلیل برنامه: (مرحله </text:span><text:span text:style-name="T1">۳</text:span><text:span text:style-name="T1">)</text:span></text:p>
              <text:p text:style-name="P2"><text:span text:style-name="T1"/></text:p>
              <text:p text:style-name="P2"><text:span text:style-name="T1">۱</text:span><text:span text:style-name="T1">.</text:span><text:span text:style-name="T1">reducer</text:span><text:span text:style-name="T1"> یک عمل ریاضی است که به صورت اتمیک انجام می گیرد</text:span></text:p>
              <text:p text:style-name="P2"><text:span text:style-name="T1">پس در ساده ترین حالت به وسیله قرار دادن عملیات در </text:span><text:span text:style-name="T1">mutex</text:span><text:span text:style-name="T1"> این کار امکان پذیر خواهد بود.</text:span></text:p>
              <text:p text:style-name="P2"><text:span text:style-name="T1">اگر بخواهیم این کار را به صورت بهینه تر انجام دهیم، اگر به قفل های سخت افزاری پردازنده دسترسی داشته باشیم می توانیم از آن ها استفاده کنیم.</text:span></text:p>
              <text:p text:style-name="P2"><text:span text:style-name="T1"/></text:p>
              <text:p text:style-name="P2"><text:span text:style-name="T1">۲</text:span><text:span text:style-name="T1">. هرسه این ابزار ها مزیت هایی دارند که می توان از آن ها در موقعیت های مختلفی استفاده کرد:</text:span></text:p>
              <text:p text:style-name="P2"><text:span text:style-name="T1"/></text:p>
              <text:p text:style-name="P2"><text:span text:style-name="T1">مثلا </text:span><text:span text:style-name="T1">pthread</text:span><text:span text:style-name="T1"> در زمانی که بخواهیم یک الگوریتم مشخص و دارای پیچیدگی کم را پیاده سازی کنیم بهترین ابزار است چون به برنامه نویس این امکان را می دهد تا حداکثر موازی سازی را انجام دهد در حالی که از تمام اتفاقاتی که در برنامه می افتد نیز آگاه است</text:span></text:p>
              <text:p text:style-name="P2"><text:span text:style-name="T1"/></text:p>
              <text:p text:style-name="P2"><text:span text:style-name="T1">Openmp</text:span><text:span text:style-name="T1"> برای برنامه هایی که قبلا پیاده سازی شده اند و نیاز به موازی سازی دارند بهترین گزینه است، چون با استفاده از قابلیت های </text:span><text:span text:style-name="T1">pthread</text:span><text:span text:style-name="T1"> و با کمترین تغییر ات این امر امکان پذیر است. یکی از مزیت های مهم </text:span><text:span text:style-name="T1">omp</text:span><text:span text:style-name="T1"> موازی سازی بسیار سریع حلقه های </text:span><text:span text:style-name="T1">for</text:span><text:span text:style-name="T1"> است. چیزی که در </text:span><text:span text:style-name="T1">cilk</text:span><text:span text:style-name="T1"> محدودیت های زیادی دارد</text:span></text:p>
              <text:p text:style-name="P2"><text:span text:style-name="T1"/></text:p>
              <text:p text:style-name="P2"><text:span text:style-name="T1">کامپایلر </text:span><text:span text:style-name="T1">cilk</text:span><text:span text:style-name="T1"> برای نصب و راه اندازی به حدود </text:span><text:span text:style-name="T1">۱</text:span><text:span text:style-name="T1"> ساعت زمان نیاز دارد، در حالی که دو مورد دیگر نصب شده هستند. اما در برنامه های </text:span><text:span text:style-name="T1">functional</text:span><text:span text:style-name="T1"> و یا برنامه هایی که بیشتر به صورت </text:span><text:span text:style-name="T1">task</text:span><text:span text:style-name="T1"> پیاده سازی شده اند. </text:span><text:span text:style-name="T1">Cilk</text:span><text:span text:style-name="T1"> کارایی خوبی ارایه می دهد.</text:span></text:p>
              <text:p text:style-name="P2"><text:span text:style-name="T1"/></text:p>
              <text:p text:style-name="P2"><text:span text:style-name="T1">در کل استفاده از </text:span><text:span text:style-name="T1">open MP</text:span><text:span text:style-name="T1"> قطعا بسیار سریع تر و راحت تر از موار دیگر است. بدون شک</text:span></text:p>
              <text:p text:style-name="P2"><text:span text:style-name="T1"/></text:p>
              <text:p text:style-name="P2"><text:span text:style-name="T1"/></text:p>
              <text:p text:style-name="P2"><text:span text:style-name="T1"/></text:p>
            </draw:text-box>
          </draw:frame>
        </table:shapes>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float" office:value="1024" calcext:value-type="float">
            <text:p>1024</text:p>
          </table:table-cell>
          <table:table-cell table:number-columns-repeated="1023"/>
        </table:table-row>
        <table:table-row table:style-name="ro1">
          <table:table-cell/>
          <table:table-cell office:value-type="string" calcext:value-type="string">
            <text:p>workers:</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table:number-columns-repeated="1018"/>
        </table:table-row>
        <table:table-row table:style-name="ro1">
          <table:table-cell table:number-columns-repeated="1024"/>
        </table:table-row>
        <table:table-row table:style-name="ro1">
          <table:table-cell table:number-columns-repeated="2"/>
          <table:table-cell office:value-type="float" office:value="8.344389" calcext:value-type="float">
            <text:p>8.344389</text:p>
          </table:table-cell>
          <table:table-cell office:value-type="float" office:value="4.635201" calcext:value-type="float">
            <text:p>4.635201</text:p>
          </table:table-cell>
          <table:table-cell office:value-type="float" office:value="2.348271" calcext:value-type="float">
            <text:p>2.348271</text:p>
          </table:table-cell>
          <table:table-cell office:value-type="float" office:value="2.083603" calcext:value-type="float">
            <text:p>2.083603</text:p>
          </table:table-cell>
          <table:table-cell table:number-columns-repeated="1018"/>
        </table:table-row>
        <table:table-row table:style-name="ro1">
          <table:table-cell table:number-columns-repeated="2"/>
          <table:table-cell office:value-type="float" office:value="8.747503" calcext:value-type="float">
            <text:p>8.747503</text:p>
          </table:table-cell>
          <table:table-cell office:value-type="float" office:value="4.431695" calcext:value-type="float">
            <text:p>4.431695</text:p>
          </table:table-cell>
          <table:table-cell office:value-type="float" office:value="2.226515" calcext:value-type="float">
            <text:p>2.226515</text:p>
          </table:table-cell>
          <table:table-cell office:value-type="float" office:value="2.111156" calcext:value-type="float">
            <text:p>2.111156</text:p>
          </table:table-cell>
          <table:table-cell table:number-columns-repeated="1018"/>
        </table:table-row>
        <table:table-row table:style-name="ro1">
          <table:table-cell table:number-columns-repeated="2"/>
          <table:table-cell office:value-type="float" office:value="8.269576" calcext:value-type="float">
            <text:p>8.269576</text:p>
          </table:table-cell>
          <table:table-cell office:value-type="float" office:value="4.26512" calcext:value-type="float">
            <text:p>4.26512</text:p>
          </table:table-cell>
          <table:table-cell office:value-type="float" office:value="2.164918" calcext:value-type="float">
            <text:p>2.164918</text:p>
          </table:table-cell>
          <table:table-cell office:value-type="float" office:value="2.052577" calcext:value-type="float">
            <text:p>2.052577</text:p>
          </table:table-cell>
          <table:table-cell table:number-columns-repeated="1018"/>
        </table:table-row>
        <table:table-row table:style-name="ro1">
          <table:table-cell table:number-columns-repeated="2"/>
          <table:table-cell office:value-type="float" office:value="8.579931" calcext:value-type="float">
            <text:p>8.579931</text:p>
          </table:table-cell>
          <table:table-cell office:value-type="float" office:value="4.328046" calcext:value-type="float">
            <text:p>4.328046</text:p>
          </table:table-cell>
          <table:table-cell office:value-type="float" office:value="2.178183" calcext:value-type="float">
            <text:p>2.178183</text:p>
          </table:table-cell>
          <table:table-cell office:value-type="float" office:value="2.051374" calcext:value-type="float">
            <text:p>2.051374</text:p>
          </table:table-cell>
          <table:table-cell table:number-columns-repeated="1018"/>
        </table:table-row>
        <table:table-row table:style-name="ro1">
          <table:table-cell table:number-columns-repeated="2"/>
          <table:table-cell office:value-type="float" office:value="8.440559" calcext:value-type="float">
            <text:p>8.440559</text:p>
          </table:table-cell>
          <table:table-cell office:value-type="float" office:value="4.270852" calcext:value-type="float">
            <text:p>4.270852</text:p>
          </table:table-cell>
          <table:table-cell office:value-type="float" office:value="2.193089" calcext:value-type="float">
            <text:p>2.193089</text:p>
          </table:table-cell>
          <table:table-cell office:value-type="float" office:value="2.047345" calcext:value-type="float">
            <text:p>2.047345</text:p>
          </table:table-cell>
          <table:table-cell table:number-columns-repeated="1018"/>
        </table:table-row>
        <table:table-row table:style-name="ro1">
          <table:table-cell table:number-columns-repeated="2"/>
          <table:table-cell office:value-type="float" office:value="8.306964" calcext:value-type="float">
            <text:p>8.306964</text:p>
          </table:table-cell>
          <table:table-cell office:value-type="float" office:value="4.379509" calcext:value-type="float">
            <text:p>4.379509</text:p>
          </table:table-cell>
          <table:table-cell office:value-type="float" office:value="2.213656" calcext:value-type="float">
            <text:p>2.213656</text:p>
          </table:table-cell>
          <table:table-cell office:value-type="float" office:value="2.082713" calcext:value-type="float">
            <text:p>2.082713</text:p>
          </table:table-cell>
          <table:table-cell table:number-columns-repeated="1018"/>
        </table:table-row>
        <table:table-row table:style-name="ro1">
          <table:table-cell table:number-columns-repeated="2"/>
          <table:table-cell office:value-type="float" office:value="8.185363" calcext:value-type="float">
            <text:p>8.185363</text:p>
          </table:table-cell>
          <table:table-cell office:value-type="float" office:value="4.326255" calcext:value-type="float">
            <text:p>4.326255</text:p>
          </table:table-cell>
          <table:table-cell office:value-type="float" office:value="2.151389" calcext:value-type="float">
            <text:p>2.151389</text:p>
          </table:table-cell>
          <table:table-cell office:value-type="float" office:value="2.032751" calcext:value-type="float">
            <text:p>2.032751</text:p>
          </table:table-cell>
          <table:table-cell table:number-columns-repeated="1018"/>
        </table:table-row>
        <table:table-row table:style-name="ro1">
          <table:table-cell table:number-columns-repeated="2"/>
          <table:table-cell office:value-type="float" office:value="8.615835" calcext:value-type="float">
            <text:p>8.615835</text:p>
          </table:table-cell>
          <table:table-cell office:value-type="float" office:value="4.344083" calcext:value-type="float">
            <text:p>4.344083</text:p>
          </table:table-cell>
          <table:table-cell office:value-type="float" office:value="2.143032" calcext:value-type="float">
            <text:p>2.143032</text:p>
          </table:table-cell>
          <table:table-cell office:value-type="float" office:value="2.083112" calcext:value-type="float">
            <text:p>2.083112</text:p>
          </table:table-cell>
          <table:table-cell table:number-columns-repeated="1018"/>
        </table:table-row>
        <table:table-row table:style-name="ro1">
          <table:table-cell table:number-columns-repeated="2"/>
          <table:table-cell office:value-type="float" office:value="8.307772" calcext:value-type="float">
            <text:p>8.307772</text:p>
          </table:table-cell>
          <table:table-cell office:value-type="float" office:value="4.246971" calcext:value-type="float">
            <text:p>4.246971</text:p>
          </table:table-cell>
          <table:table-cell office:value-type="float" office:value="2.101274" calcext:value-type="float">
            <text:p>2.101274</text:p>
          </table:table-cell>
          <table:table-cell office:value-type="float" office:value="2.105825" calcext:value-type="float">
            <text:p>2.105825</text:p>
          </table:table-cell>
          <table:table-cell table:number-columns-repeated="1018"/>
        </table:table-row>
        <table:table-row table:style-name="ro1">
          <table:table-cell table:number-columns-repeated="2"/>
          <table:table-cell office:value-type="float" office:value="8.345234" calcext:value-type="float">
            <text:p>8.345234</text:p>
          </table:table-cell>
          <table:table-cell office:value-type="float" office:value="4.384167" calcext:value-type="float">
            <text:p>4.384167</text:p>
          </table:table-cell>
          <table:table-cell office:value-type="float" office:value="2.197108" calcext:value-type="float">
            <text:p>2.197108</text:p>
          </table:table-cell>
          <table:table-cell office:value-type="float" office:value="2.176542" calcext:value-type="float">
            <text:p>2.176542</text:p>
          </table:table-cell>
          <table:table-cell table:number-columns-repeated="1018"/>
        </table:table-row>
        <table:table-row table:style-name="ro1">
          <table:table-cell table:number-columns-repeated="1024"/>
        </table:table-row>
        <table:table-row table:style-name="ro1">
          <table:table-cell/>
          <table:table-cell table:style-name="Default"/>
          <table:table-cell table:style-name="ce2" table:formula="of:=AVERAGE([.C4:.C13])" office:value-type="float" office:value="8.4143126" calcext:value-type="float">
            <text:p>8.4143126</text:p>
          </table:table-cell>
          <table:table-cell table:style-name="ce2" table:formula="of:=AVERAGE([.D4:.D13])" office:value-type="float" office:value="4.3611899" calcext:value-type="float">
            <text:p>4.3611899</text:p>
          </table:table-cell>
          <table:table-cell table:style-name="ce2" table:formula="of:=AVERAGE([.E4:.E13])" office:value-type="float" office:value="2.1917435" calcext:value-type="float">
            <text:p>2.1917435</text:p>
          </table:table-cell>
          <table:table-cell table:style-name="ce2" table:formula="of:=AVERAGE([.F4:.F13])" office:value-type="float" office:value="2.0826998" calcext:value-type="float">
            <text:p>2.0826998</text:p>
          </table:table-cell>
          <table:table-cell table:number-columns-repeated="1018"/>
        </table:table-row>
        <table:table-row table:style-name="ro1">
          <table:table-cell/>
          <table:table-cell table:style-name="Default"/>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table-cell table:number-columns-repeated="1024"/>
        </table:table-row>
        <table:table-row table:style-name="ro1">
          <table:table-cell office:value-type="string" calcext:value-type="string">
            <text:p>threads:</text:p>
          </table:table-cell>
          <table:table-cell office:value-type="string" calcext:value-type="string">
            <text:p>multiplication time:</text:p>
          </table:table-cell>
          <table:table-cell table:number-columns-repeated="1022"/>
        </table:table-row>
        <table:table-row table:style-name="ro1">
          <table:table-cell office:value-type="float" office:value="1" calcext:value-type="float">
            <text:p>1</text:p>
          </table:table-cell>
          <table:table-cell office:value-type="float" office:value="8.414313" calcext:value-type="float">
            <text:p>8.414313</text:p>
          </table:table-cell>
          <table:table-cell table:number-columns-repeated="1022"/>
        </table:table-row>
        <table:table-row table:style-name="ro1">
          <table:table-cell office:value-type="float" office:value="2" calcext:value-type="float">
            <text:p>2</text:p>
          </table:table-cell>
          <table:table-cell office:value-type="float" office:value="4.36119" calcext:value-type="float">
            <text:p>4.36119</text:p>
          </table:table-cell>
          <table:table-cell table:number-columns-repeated="1022"/>
        </table:table-row>
        <table:table-row table:style-name="ro1">
          <table:table-cell office:value-type="float" office:value="4" calcext:value-type="float">
            <text:p>4</text:p>
          </table:table-cell>
          <table:table-cell office:value-type="float" office:value="2.191744" calcext:value-type="float">
            <text:p>2.191744</text:p>
          </table:table-cell>
          <table:table-cell table:number-columns-repeated="1022"/>
        </table:table-row>
        <table:table-row table:style-name="ro1">
          <table:table-cell office:value-type="float" office:value="8" calcext:value-type="float">
            <text:p>8</text:p>
          </table:table-cell>
          <table:table-cell office:value-type="float" office:value="2.0827" calcext:value-type="float">
            <text:p>2.0827</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4:19:06.659298077</meta:creation-date>
    <dc:date>2016-05-19T15:15:43.390260947</dc:date>
    <meta:editing-duration>PT7M22S</meta:editing-duration>
    <meta:editing-cycles>2</meta:editing-cycles>
    <meta:generator>LibreOffice/4.3.3.2$Linux_X86_64 LibreOffice_project/430m0$Build-2</meta:generator>
    <meta:document-statistic meta:table-count="1" meta:cell-count="64"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tacked="true" chart:symbol-type="automatic" chart:include-hidden-cells="false" chart:auto-position="true" chart:auto-size="true" chart:treat-empty-cells="leave-gap" chart:right-angled-axes="true">
        <chart:symbol-image xlink:href="Pictures/100003DA000001DF000001C9D0FB3633.svg" xlink:type="simple" xlink:actuate="onLoad"/>
      </style:chart-properties>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image" chart:symbol-width="0.479cm" chart:symbol-height="0.457cm" chart:link-data-style-to-source="true">
        <chart:symbol-image xlink:href="Pictures/100003DA000001DF000001C9D0FB3633.svg" xlink:type="simple" xlink:actuate="onLoad"/>
      </style:chart-properties>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line" chart:style-name="ch1">
        <chart:title svg:x="4.967cm" svg:y="0.316cm" chart:style-name="ch2">
          <text:p>Open mp matrix multiplication</text:p>
        </chart:title>
        <chart:subtitle svg:x="5.668cm" svg:y="1.275cm" chart:style-name="ch3">
          <text:p>calculation time per thread</text:p>
        </chart:subtitle>
        <chart:legend chart:legend-position="end" svg:x="11.772cm" svg:y="4.201cm" style:legend-expansion="high" chart:style-name="ch4"/>
        <chart:plot-area chart:style-name="ch5" table:cell-range-address="Sheet1.A18:Sheet1.B22" chart:data-source-has-labels="both" svg:x="1.331cm" svg:y="2.138cm" svg:width="10.121cm" svg:height="5.701cm">
          <chartooo:coordinate-region svg:x="1.767cm" svg:y="2.337cm" svg:width="9.591cm" svg:height="4.855cm"/>
          <chart:axis chart:dimension="x" chart:name="primary-x" chart:style-name="ch6" chartooo:axis-type="auto">
            <chartooo:date-scale/>
            <chart:title svg:x="5.381cm" svg:y="8.019cm" chart:style-name="ch7">
              <text:p>Thread count</text:p>
            </chart:title>
            <chart:categories table:cell-range-address="Sheet1.A19:Sheet1.A22"/>
            <chart:grid chart:style-name="ch8" chart:class="major"/>
          </chart:axis>
          <chart:axis chart:dimension="y" chart:name="primary-y" chart:style-name="ch6">
            <chart:title svg:x="0.451cm" svg:y="6.117cm" chart:style-name="ch9">
              <text:p>calcilation time</text:p>
            </chart:title>
            <chart:grid chart:style-name="ch8" chart:class="major"/>
          </chart:axis>
          <chart:series chart:style-name="ch10" chart:values-cell-range-address="Sheet1.B19:Sheet1.B22" chart:label-cell-address="Sheet1.B18:Sheet1.B18"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ultiplication time:</text:p>
                <draw:g>
                  <svg:desc>Sheet1.B18:Sheet1.B18</svg:desc>
                </draw:g>
              </table:table-cell>
            </table:table-row>
          </table:table-header-rows>
          <table:table-rows>
            <table:table-row>
              <table:table-cell office:value-type="float" office:value="1">
                <text:p/>
                <draw:g>
                  <svg:desc>Sheet1.A19:Sheet1.A22</svg:desc>
                </draw:g>
              </table:table-cell>
              <table:table-cell office:value-type="float" office:value="8.414313">
                <text:p>8.414313</text:p>
                <draw:g>
                  <svg:desc>Sheet1.B19:Sheet1.B22</svg:desc>
                </draw:g>
              </table:table-cell>
            </table:table-row>
            <table:table-row>
              <table:table-cell office:value-type="float" office:value="2">
                <text:p/>
              </table:table-cell>
              <table:table-cell office:value-type="float" office:value="4.36119">
                <text:p>4.36119</text:p>
              </table:table-cell>
            </table:table-row>
            <table:table-row>
              <table:table-cell office:value-type="float" office:value="4">
                <text:p/>
              </table:table-cell>
              <table:table-cell office:value-type="float" office:value="2.191744">
                <text:p>2.191744</text:p>
              </table:table-cell>
            </table:table-row>
            <table:table-row>
              <table:table-cell office:value-type="float" office:value="8">
                <text:p>10</text:p>
              </table:table-cell>
              <table:table-cell office:value-type="float" office:value="2.0827">
                <text:p>2.08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